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ExtJSONParserTest_2.test_error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ExtJSONParserTest_2.test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ExtJSONParserTest_2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tJSONParserTest_2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ExtJSONParserTest_2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ExtJSONParserTest_2.test_error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ExtJSONParserTest_2.test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ExtJSONParserTest_2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ExtJSONParserTest_2.test_error_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ExtJSONParserTest_2.test_error_5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ExtJSONParserTest_2.test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ExtJSONParserTest_2.test_error_6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